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36b71" officeooo:paragraph-rsid="00036b71"/>
    </style:style>
    <style:style style:name="P2" style:family="paragraph" style:parent-style-name="Standard">
      <style:text-properties style:font-name="DejaVu Sans Mono" fo:font-size="10pt" officeooo:rsid="00036b71" officeooo:paragraph-rsid="00036b71" style:font-size-asian="10pt" style:font-size-complex="10pt"/>
    </style:style>
    <style:style style:name="P3" style:family="paragraph" style:parent-style-name="Standard">
      <style:text-properties style:font-name="DejaVu Sans Mono" fo:font-size="10pt" officeooo:rsid="00036b71" officeooo:paragraph-rsid="00036b71" fo:background-color="#ffff00" style:font-size-asian="10pt" style:font-size-complex="10pt"/>
    </style:style>
    <style:style style:name="P4" style:family="paragraph" style:parent-style-name="Standard">
      <style:text-properties style:font-name="DejaVu Sans Mono" fo:font-size="10pt" officeooo:rsid="00036b71" officeooo:paragraph-rsid="00036b71" fo:background-color="transparent" style:font-size-asian="10pt" style:font-size-complex="10pt"/>
    </style:style>
    <style:style style:name="P5" style:family="paragraph" style:parent-style-name="Standard">
      <style:text-properties officeooo:rsid="0005ccd9" officeooo:paragraph-rsid="0005ccd9"/>
    </style:style>
    <style:style style:name="P6" style:family="paragraph" style:parent-style-name="Standard">
      <style:text-properties officeooo:rsid="00074f85" officeooo:paragraph-rsid="00074f85"/>
    </style:style>
    <style:style style:name="P7" style:family="paragraph" style:parent-style-name="Standard">
      <style:text-properties officeooo:rsid="00092814" officeooo:paragraph-rsid="00092814"/>
    </style:style>
    <style:style style:name="P8" style:family="paragraph" style:parent-style-name="Standard">
      <style:paragraph-properties fo:break-before="page"/>
      <style:text-properties style:font-name="DejaVu Sans Mono" fo:font-size="10pt" officeooo:rsid="00036b71" officeooo:paragraph-rsid="00036b71" fo:background-color="transparent" style:font-size-asian="10pt" style:font-size-complex="10pt"/>
    </style:style>
    <style:style style:name="P9" style:family="paragraph" style:parent-style-name="Standard">
      <style:paragraph-properties fo:break-before="page"/>
      <style:text-properties officeooo:rsid="00074f85" officeooo:paragraph-rsid="00074f85"/>
    </style:style>
    <style:style style:name="P10" style:family="paragraph" style:parent-style-name="Standard">
      <style:paragraph-properties fo:margin-left="0.4925in" fo:margin-right="0in" fo:text-indent="0in" style:auto-text-indent="false"/>
      <style:text-properties officeooo:rsid="0005ccd9" officeooo:paragraph-rsid="0005ccd9"/>
    </style:style>
    <style:style style:name="P11" style:family="paragraph" style:parent-style-name="Standard">
      <style:paragraph-properties fo:margin-left="0in" fo:margin-right="0in" fo:text-indent="0in" style:auto-text-indent="false"/>
      <style:text-properties officeooo:rsid="0005ccd9" officeooo:paragraph-rsid="0005ccd9"/>
    </style:style>
    <style:style style:name="T1" style:family="text">
      <style:text-properties officeooo:rsid="00036b71"/>
    </style:style>
    <style:style style:name="T2" style:family="text">
      <style:text-properties fo:background-color="#ffff00" loext:char-shading-value="0"/>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re’s a list of known types, and then instances of those types.</text:p>
      <text:p text:style-name="P1"/>
      <text:p text:style-name="P1">Live code is written in an anonymous class declaration.</text:p>
      <text:p text:style-name="P1">Why?</text:p>
      <text:p text:style-name="P1"/>
      <text:p text:style-name="P1"/>
      <text:p text:style-name="P1">NOTE: With the new class-based style, load order and execution order are now independent.</text:p>
      <text:p text:style-name="P1"/>
      <text:p text:style-name="P1">NOTE: Separated visibilty from whether or not something should be loaded / reloaded.</text:p>
      <text:p text:style-name="P1"><text:s text:c="6"/>Load / Reload status is now completely self-contained.</text:p>
      <text:p text:style-name="P1"><text:s text:c="6"/>No state about loading of files will leak into the Snippet instances.</text:p>
      <text:p text:style-name="P1"/>
      <text:p text:style-name="P1"/>
      <text:p text:style-name="P1">TODO: Figure out what happens if a file is simply deleted. Need to make sure that if a file is deleted, the Snippets in memory are deleted as well.</text:p>
      <text:p text:style-name="P1"/>
      <text:p text:style-name="P2">def categorize(filepath, invalid_types, new_types, updated_types)</text:p>
      <text:p text:style-name="P2"><text:tab/>begin</text:p>
      <text:p text:style-name="P2"><text:tab/><text:tab/># src: http://stackoverflow.com/questions/6864319/ruby-how-to-return-from-inside-eval</text:p>
      <text:p text:style-name="P2"><text:tab/><text:tab/>klass =</text:p>
      <text:p text:style-name="P2"><text:tab/><text:tab/><text:tab/>lambda{</text:p>
      <text:p text:style-name="P2"><text:tab/><text:tab/><text:tab/><text:tab/> binding.eval File.read(filepath.to_s), filepath.to_s</text:p>
      <text:p text:style-name="P2"><text:tab/><text:tab/><text:tab/>}.call()</text:p>
      <text:p text:style-name="P2"><text:tab/><text:tab/># wrap eval in a lambda that is immediately called.</text:p>
      <text:p text:style-name="P2"><text:tab/><text:tab/># This way, a "return" from inside any Snippet definition</text:p>
      <text:p text:style-name="P2"><text:tab/><text:tab/># will kick out of that subsystem, and skip the binding of that Snippet.</text:p>
      <text:p text:style-name="P2"><text:tab/><text:tab/># (in that case, klass = nil)</text:p>
      <text:p text:style-name="P2"><text:tab/></text:p>
      <text:p text:style-name="P2"><text:tab/><text:tab/>if klass.nil?</text:p>
      <text:p text:style-name="P2"><text:tab/><text:tab/><text:tab/># no class declared in file.</text:p>
      <text:p text:style-name="P2"><text:tab/><text:tab/><text:tab/></text:p>
      <text:p text:style-name="P2"><text:tab/><text:tab/><text:tab/></text:p>
      <text:p text:style-name="P2"><text:tab/><text:tab/><text:tab/># invalid_types &lt;---------</text:p>
      <text:p text:style-name="P2"><text:tab/><text:tab/><text:tab/></text:p>
      <text:p text:style-name="P2"><text:tab/><text:tab/><text:tab/># It is possible that an existing type was invalidated,</text:p>
      <text:p text:style-name="P2"><text:tab/><text:tab/><text:tab/># or that no vaild type was ever declared in this file.</text:p>
      <text:p text:style-name="P2"><text:tab/><text:tab/><text:tab/># </text:p>
      <text:p text:style-name="P2"><text:tab/><text:tab/><text:tab/># Take care that no nil values enter the 'invalid_types' array.</text:p>
      <text:p text:style-name="P2"><text:tab/><text:tab/><text:tab/></text:p>
      <text:p text:style-name="P2"><text:tab/><text:tab/><text:tab/>snippet_type = find_bound_type(filepath)</text:p>
      <text:p text:style-name="P2"><text:tab/><text:tab/><text:tab/>invalid_types &lt;&lt; snippet_type unless snippet_type.nil?</text:p>
      <text:p text:style-name="P2"><text:tab/><text:tab/><text:tab/></text:p>
      <text:p text:style-name="P2"><text:tab/><text:tab/><text:span text:style-name="T2"><text:tab/># <text:s text:c="2"/>^ should only be one such file / Snippet class pair.</text:span></text:p>
      <text:p text:style-name="P3"><text:tab/><text:tab/><text:tab/># </text:p>
      <text:p text:style-name="P3"><text:tab/><text:tab/><text:tab/># <text:s text:c="4"/>Under new eval system, should not be possible</text:p>
      <text:p text:style-name="P3"><text:tab/><text:tab/><text:tab/># <text:s text:c="4"/>to define more than one Snippet class per file.</text:p>
      <text:p text:style-name="P3"><text:tab/><text:tab/><text:tab/># <text:s text:c="4"/>However, should still have a check, just in case.</text:p>
      <text:p text:style-name="P3"><text:tab/><text:tab/><text:tab/><text:tab/></text:p>
      <text:p text:style-name="P4">aoeu</text:p>
      <text:p text:style-name="P8"/>
      <text:p text:style-name="P4"><text:tab/><text:tab/><text:tab/><text:tab/># By this point, you know you're dealing with a singular class.</text:p>
      <text:p text:style-name="P4"><text:tab/><text:tab/><text:tab/><text:tab/># As long as things get added in here,</text:p>
      <text:p text:style-name="P4"><text:tab/><text:tab/><text:tab/><text:tab/># you can't ever add more than one Snippet class per file.</text:p>
      <text:p text:style-name="P4"/>
      <text:p text:style-name="P4"/>
      <text:p text:style-name="P4"/>
      <text:p text:style-name="P4"># TODO: In the future, all classes should be bound, and then only certain classes should actually be instantiated. Not sure how that would happen, though. Where would the commands to instantiate be declared? How would they be edited? What's the point of binding things you're not using?</text:p>
      <text:p text:style-name="P4"/>
      <text:p text:style-name="Standard"/>
      <text:p text:style-name="Standard"/>
      <text:p text:style-name="Standard">File → anonymous class → <text:span text:style-name="T1">instance (singleton?) → (run callbacks on instance)</text:span></text:p>
      <text:p text:style-name="Standard"/>
      <text:p text:style-name="Standard"/>
      <text:p text:style-name="Standard"/>
      <text:p text:style-name="P5">The callbacks will include the following</text:p>
      <text:p text:style-name="P10">setup</text:p>
      <text:p text:style-name="P10">update</text:p>
      <text:p text:style-name="P10">draw</text:p>
      <text:p text:style-name="P11">but may include others as well</text:p>
      <text:p text:style-name="Standard"/>
      <text:p text:style-name="Standard"/>
      <text:p text:style-name="P5">The callbacks are not discrete pure functions.</text:p>
      <text:p text:style-name="P5">(discrete: Functions are completely separate from each other. They manage unrelated state)</text:p>
      <text:p text:style-name="P5">(pure <text:s text:c="6"/>The functions have no side effects. AKA they rely only on what is given, and set nothing else)</text:p>
      <text:p text:style-name="P5"/>
      <text:p text:style-name="P5">they are various signals that mutate a shared shard of the world</text:p>
      <text:p text:style-name="P5">(this is exactly what an object is)</text:p>
      <text:p text:style-name="P5"/>
      <text:p text:style-name="P5"/>
      <text:p text:style-name="P5">OK, So now we know we need an object. What kind of object do we need, and how do we go about making it?</text:p>
      <text:p text:style-name="P9">NEW SPEC</text:p>
      <text:p text:style-name="P6"/>
      <text:p text:style-name="P6"><text:span text:style-name="T3">the class </text:span>watches one file, and reloads the data as necessary.</text:p>
      <text:p text:style-name="P6">The file defines an object, not a class.</text:p>
      <text:p text:style-name="P6">The <text:span text:style-name="T3">the class</text:span> delegates certain methods, as specified in a contract, to the underlying object</text:p>
      <text:p text:style-name="P6"/>
      <text:p text:style-name="P6">This means that the instance of <text:span text:style-name="T3">the class</text:span> can be replaced with a standard non-dynamically loaded implementation in a fairly trivial refactor.</text:p>
      <text:p text:style-name="P6"/>
      <text:p text:style-name="P6"/>
      <text:p text:style-name="P6"/>
      <text:p text:style-name="P7">Just gonna throw away the pointer to the class.</text:p>
      <text:p text:style-name="P7">It’s anonymous anyway, and I don’t think I ever need it?<text:line-break/>(maybe I’ll call #class on the instance if I need it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8-06T19:43:49.963748634</meta:creation-date>
    <dc:date>2017-08-07T15:20:23.026276908</dc:date>
    <dc:creator>Jason Ko</dc:creator>
    <meta:editing-duration>PT13H54M54S</meta:editing-duration>
    <meta:editing-cycles>1</meta:editing-cycles>
    <meta:document-statistic meta:table-count="0" meta:image-count="0" meta:object-count="0" meta:page-count="3" meta:paragraph-count="64" meta:word-count="530" meta:character-count="3229" meta:non-whitespace-character-count="2625"/>
    <meta:generator>LibreOffice/5.1.6.2$Linux_X86_64 LibreOffice_project/10m0$Build-2</meta:generator>
  </office:meta>
</office:document-meta>
</file>